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59d" officeooo:paragraph-rsid="001ee59d" style:font-weight-asian="bold" style:font-weight-complex="bold"/>
    </style:style>
    <style:style style:name="P2" style:family="paragraph" style:parent-style-name="Standard">
      <style:text-properties fo:font-weight="bold" officeooo:rsid="00209394" officeooo:paragraph-rsid="00209394" style:font-weight-asian="bold" style:font-weight-complex="bold"/>
    </style:style>
    <style:style style:name="P3" style:family="paragraph" style:parent-style-name="Standard">
      <style:text-properties fo:font-weight="normal" officeooo:rsid="001d04c9" officeooo:paragraph-rsid="001d04c9" style:font-weight-asian="normal" style:font-weight-complex="normal"/>
    </style:style>
    <style:style style:name="P4" style:family="paragraph" style:parent-style-name="Standard">
      <style:text-properties fo:font-weight="normal" officeooo:rsid="00217514" officeooo:paragraph-rsid="00217514" style:font-weight-asian="normal" style:font-weight-complex="normal"/>
    </style:style>
    <style:style style:name="P5" style:family="paragraph" style:parent-style-name="Standard">
      <style:text-properties fo:color="#ce181e" fo:font-weight="bold" officeooo:rsid="00209394" officeooo:paragraph-rsid="00209394" style:font-weight-asian="bold" style:font-weight-complex="bold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b4177" officeooo:paragraph-rsid="001b4177" style:font-weight-asian="bold" style:font-weight-complex="bold"/>
    </style:style>
    <style:style style:name="P7" style:family="paragraph" style:parent-style-name="Standard">
      <style:text-properties fo:font-weight="normal" officeooo:rsid="001ee59d" officeooo:paragraph-rsid="001ee59d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29f7e" officeooo:paragraph-rsid="00229f7e" style:font-weight-asian="normal" style:font-weight-complex="normal"/>
    </style:style>
    <style:style style:name="P9" style:family="paragraph" style:parent-style-name="Standard">
      <style:text-properties fo:font-weight="normal" officeooo:rsid="00229f7e" officeooo:paragraph-rsid="00229f7e" style:font-weight-asian="normal" style:font-weight-complex="normal"/>
    </style:style>
    <style:style style:name="P10" style:family="paragraph" style:parent-style-name="Standard">
      <style:text-properties fo:font-weight="normal" officeooo:rsid="00257736" officeooo:paragraph-rsid="00257736" style:font-weight-asian="normal" style:font-weight-complex="normal"/>
    </style:style>
    <style:style style:name="P11" style:family="paragraph" style:parent-style-name="Standard">
      <style:text-properties fo:font-weight="bold" officeooo:rsid="00257736" officeooo:paragraph-rsid="0025773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vanced React Concept Notes</text:p>
      <text:p text:style-name="P3">We will learn more about testing. </text:p>
      <text:p text:style-name="P3"/>
      <text:p text:style-name="P1">Create an app.test.js file</text:p>
      <text:p text:style-name="P1">Run npm run test to test your file.</text:p>
      <text:p text:style-name="P7"/>
      <text:p text:style-name="P5">More on Create-react-app</text:p>
      <text:p text:style-name="P2">This comes with Jest – automated test runner. </text:p>
      <text:p text:style-name="P4">This is useful for running tests in Jest.</text:p>
      <text:list xml:id="list3825621966" text:style-name="L1">
        <text:list-item>
          <text:p text:style-name="P8">Npm run test </text:p>
        </text:list-item>
        <text:list-item>
          <text:p text:style-name="P8">jest test runner starts up</text:p>
        </text:list-item>
        <text:list-item>
          <text:p text:style-name="P8">finds all files ending in .test.js and executes them</text:p>
        </text:list-item>
        <text:list-item>
          <text:p text:style-name="P8">prints our results of tests in terminal </text:p>
        </text:list-item>
        <text:list-item>
          <text:p text:style-name="P8">jest waits for a file to change, then runs all tests again</text:p>
        </text:list-item>
      </text:list>
      <text:p text:style-name="P9"/>
      <text:p text:style-name="P11">This app is about sending in a comment and testing it out. </text:p>
      <text:p text:style-name="P10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7:47:45.110802973</meta:creation-date>
    <dc:date>2019-04-22T20:06:11.864376821</dc:date>
    <meta:editing-duration>PT32M1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93" meta:character-count="487" meta:non-whitespace-character-count="406"/>
  </office:meta>
</office:document-meta>
</file>